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bc25"/>
    </style:style>
    <style:style style:name="P2" style:family="paragraph" style:parent-style-name="Standard">
      <style:paragraph-properties fo:text-align="center" style:justify-single-word="false"/>
      <style:text-properties officeooo:rsid="001abc25" officeooo:paragraph-rsid="001abc25"/>
    </style:style>
    <style:style style:name="P3" style:family="paragraph" style:parent-style-name="Standard">
      <style:paragraph-properties fo:text-align="start" style:justify-single-word="false"/>
      <style:text-properties officeooo:rsid="001abc25" officeooo:paragraph-rsid="001abc25"/>
    </style:style>
    <style:style style:name="P4" style:family="paragraph" style:parent-style-name="Standard">
      <style:paragraph-properties fo:text-align="start" style:justify-single-word="false"/>
      <style:text-properties officeooo:rsid="001abc25" officeooo:paragraph-rsid="001b5298"/>
    </style:style>
    <style:style style:name="P5" style:family="paragraph" style:parent-style-name="Standard">
      <style:paragraph-properties fo:text-align="start" style:justify-single-word="false"/>
      <style:text-properties officeooo:rsid="001abc25" officeooo:paragraph-rsid="001c46e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bold" officeooo:rsid="001abc25" officeooo:paragraph-rsid="001abc2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cd2b7" officeooo:paragraph-rsid="001cd2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cd2b7" officeooo:paragraph-rsid="001cd2b7"/>
    </style:style>
    <style:style style:name="P9" style:family="paragraph" style:parent-style-name="Standard">
      <style:paragraph-properties fo:text-align="start" style:justify-single-word="false"/>
      <style:text-properties officeooo:rsid="001ebabc" officeooo:paragraph-rsid="0020376a"/>
    </style:style>
    <style:style style:name="P10" style:family="paragraph" style:parent-style-name="Text_20_body">
      <style:paragraph-properties fo:text-align="center" style:justify-single-word="false"/>
      <style:text-properties officeooo:paragraph-rsid="001abc25"/>
    </style:style>
    <style:style style:name="P11" style:family="paragraph" style:parent-style-name="Heading_20_1">
      <style:paragraph-properties fo:text-align="center" style:justify-single-word="false"/>
      <style:text-properties officeooo:rsid="001abc25" officeooo:paragraph-rsid="001abc25"/>
    </style:style>
    <style:style style:name="T1" style:family="text">
      <style:text-properties officeooo:rsid="0019efef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ourier New" fo:font-size="11pt" fo:font-weight="bold" officeooo:rsid="001b5298" style:font-size-asian="11pt" style:font-weight-asian="bold" style:font-size-complex="11pt" style:font-weight-complex="bold"/>
    </style:style>
    <style:style style:name="T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ourier New" fo:font-size="12pt" fo:font-weight="bold" officeooo:rsid="001b5298" style:font-size-asian="12pt" style:font-weight-asian="bold" style:font-size-complex="12pt" style:font-weight-complex="bold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10" style:family="text">
      <style:text-properties officeooo:rsid="001b5298"/>
    </style:style>
    <style:style style:name="T11" style:family="text">
      <style:text-properties officeooo:rsid="002037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co API</text:p>
      <text:p text:style-name="P1"><text:line-break/><text:line-break/>The main needs from the Taco API are the following:<text:line-break/><text:line-break/><text:tab/>- Given a java source file, <text:span text:style-name="T1">run SAT and return the constructed counterexample if available<text:line-break/><text:line-break/><text:tab/>- Given a java source file and a counterexample build a JUnit test<text:line-break/><text:line-break/><text:tab/>- Given a java source file and a JUnit test, run the test on the java source file<text:line-break/><text:line-break/><text:tab/>- Given a java source file and a list of JUnit test, run the tests on the java source file</text:span></text:p>
      <text:p text:style-name="P1"><text:span text:style-name="T1"><text:line-break/>A java source file should be represented by a FixCandidate instance.<text:line-break/><text:line-break/>There should be a class to specify a counterexample. The JUnit test should be represented by a String or Path object.<text:line-break/><text:line-break/></text:span></text:p>
      <text:h text:style-name="P11" text:outline-level="1"><text:span text:style-name="T1">Suggested methods</text:span></text:h>
      <text:p text:style-name="P10"/>
      <text:p text:style-name="P2"><text:span text:style-name="T1">T</text:span>he following are the suggested methods for the API</text:p>
      <text:p text:style-name="P3"/>
      <text:p text:style-name="P6">public CounterExample sat<text:span text:style-name="T10">CounterExample</text:span>(FixCandidate candidate);</text:p>
      <text:p text:style-name="P4"/>
      <text:p text:style-name="P5">This method takes a FixCandidate instance and return <text:span text:style-name="T3">null</text:span> if a CounterExample couldn't be built or the counter example that caused the SAT solver to give UNSAT.<text:line-break/><text:line-break/><text:span text:style-name="T5">public boolean sat(FixCandidate candidate);</text:span><text:line-break/></text:p>
      <text:p text:style-name="P5">This method takes a FixCandidate instance and return <text:span text:style-name="T3">true</text:span> if the SAT solver give SAT and <text:span text:style-name="T3">false</text:span> if it gives UNSAT.<text:line-break/><text:line-break/><text:span text:style-name="T6">public CounterExample getLastCounterExample();</text:span><text:span text:style-name="T10"><text:line-break/></text:span></text:p>
      <text:p text:style-name="P5"><text:span text:style-name="T10">This method returns the CounterExample generated by the last call to </text:span><text:span text:style-name="T4">satCounterExample(</text:span><text:span text:style-name="T3">FixCandidate</text:span><text:span text:style-name="T4">)</text:span><text:span text:style-name="T10"> or </text:span><text:span text:style-name="T4">sat(</text:span><text:span text:style-name="T3">FixCandidate</text:span><text:span text:style-name="T4">)</text:span><text:span text:style-name="T10">.</text:span></text:p>
      <text:p text:style-name="P5"><text:line-break/><text:span text:style-name="T5">public CounterExample getCounterExample(FixCandidate candidate);</text:span><text:line-break/></text:p>
      <text:p text:style-name="P5"><text:span text:style-name="T10">This method takes a FixCandidate instance and return a previously generated CounterExample for that candidate, if this method returns null it can be because a CounterExample couldn't be built on a previous call to </text:span><text:span text:style-name="T4">satCounterExample(candidate)</text:span><text:span text:style-name="T10"> or </text:span><text:span text:style-name="T4">sat(candidate)</text:span><text:span text:style-name="T10">.</text:span></text:p>
      <text:p text:style-name="P5"/>
      <text:p text:style-name="P5"/>
      <text:p text:style-name="P5"/>
      <text:p text:style-name="P5"/>
      <text:p text:style-name="P5"/>
      <text:p text:style-name="P7"><text:soft-page-break/>public Path buildJUnit(FixCandidate candidate, CounterExample ce);</text:p>
      <text:p text:style-name="P8"/>
      <text:p text:style-name="P9">This method takes a FixCandidate and a CounterExample and build a JUnit test, the method returns a Path to the JUnit test built.<text:line-break/><text:line-break/><text:span text:style-name="T7">public boolean runJUnit(FixCandidate candidate, Path junitTest);</text:span><text:line-break/><text:line-break/>This method takes a FixCandidate and a Path leading to a JUnit test, it runs the JUnit test with the candidate and returns <text:span text:style-name="T7">true</text:span> or <text:span text:style-name="T7">false</text:span> depending if the test passes or not.<text:line-break/><text:line-break/><text:span text:style-name="T5">public boolean[] runJUnits(</text:span></text:p>
      <text:p text:style-name="P9"><text:span text:style-name="T5"><text:tab/><text:tab/><text:tab/><text:tab/><text:tab/><text:tab/>FixCandidate candidate,</text:span></text:p>
      <text:p text:style-name="P9"><text:span text:style-name="T5"><text:tab/><text:tab/><text:tab/><text:tab/><text:tab/><text:tab/>List&lt;Path&gt; junitTests</text:span></text:p>
      <text:p text:style-name="P9"><text:span text:style-name="T5"><text:tab/><text:tab/><text:tab/><text:tab/><text:tab/>);</text:span><text:line-break/><text:line-break/><text:span text:style-name="T11">This method takes a FixCandidate and a list of Paths each leading to a JUnit test, it runs each JUnit test with the candidate and returns a boolean array representing the result of running each JUnit te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24.011088000</meta:creation-date>
    <dc:date>2014-10-08T11:50:03.868427000</dc:date>
    <meta:editing-duration>PT17H32M25S</meta:editing-duration>
    <meta:editing-cycles>7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16" meta:word-count="348" meta:character-count="2274" meta:non-whitespace-character-count="1900"/>
  </office:meta>
</office:document-meta>
</file>